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1.3535in"/>
    </style:style>
    <style:style style:name="co4" style:family="table-column">
      <style:table-column-properties fo:break-before="auto" style:column-width="3.8693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2.0665in"/>
    </style:style>
    <style:style style:name="co7" style:family="table-column">
      <style:table-column-properties fo:break-before="auto" style:column-width="0.9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font-name="Calibri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fo:background-color="transparent" fo:border="none"/>
      <style:text-properties style:font-name="Calibri"/>
    </style:style>
    <style:style style:name="ce6" style:family="table-cell" style:parent-style-name="Default" style:data-style-name="N104">
      <style:text-properties style:font-name="Calibri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transparent"/>
      <style:text-properties style:font-name="Calibri" fo:font-size="11pt" style:font-size-asian="11pt" style:font-size-complex="11p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number-columns-repeated="101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and ref</text:p>
          </table:table-cell>
          <table:table-cell table:style-name="ce1" office:value-type="string">
            <text:p>Alternate</text:p>
          </table:table-cell>
          <table:table-cell table:style-name="ce4" office:value-type="string">
            <text:p>Individual cost (6/9/2023)</text:p>
          </table:table-cell>
          <table:table-cell table:style-name="ce4" office:value-type="string">
            <text:p>Total cost (6/9/2023)</text:p>
          </table:table-cell>
          <table:table-cell table:style-name="ce1"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1</text:p>
          </table:table-cell>
          <table:table-cell office:value-type="string">
            <text:p>Arduino_Nano</text:p>
          </table:table-cell>
          <table:table-cell office:value-type="float" office:value="1">
            <text:p>1</text:p>
          </table:table-cell>
          <table:table-cell office:value-type="string">
            <text:p>Arduino_Nano_v3.x</text:p>
          </table:table-cell>
          <table:table-cell table:style-name="ce3" office:value-type="string">
            <text:p>https://www.amazon.ca/ELEGOO-Arduino-ATmega328P-Without-Compatible/dp/B0713XK923/ref=d_pd_sbs_sccl_4_1/134-7485233-4487145?pd_rd_w=kNnqQ&amp;content-id=amzn1.sym.b35f7e0d-2e69-4a5a-a19e-76ee06774581&amp;pf_rd_p=b35f7e0d-2e69-4a5a-a19e-76ee06774581&amp;pf_rd_r=WT045AV</text:p>
          </table:table-cell>
          <table:table-cell table:style-name="ce3"/>
          <table:table-cell table:style-name="ce6" table:formula="of:=33.99/3" office:value-type="currency" office:currency="USD" office:value="11.33">
            <text:p>$11.33</text:p>
          </table:table-cell>
          <table:table-cell table:formula="of:=[.D2]*[.H2]" office:value-type="currency" office:currency="USD" office:value="11.33">
            <text:p>$11.33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, C2</text:p>
          </table:table-cell>
          <table:table-cell office:value-type="string">
            <text:p>C_1206_HandSoldering</text:p>
          </table:table-cell>
          <table:table-cell office:value-type="float" office:value="2">
            <text:p>2</text:p>
          </table:table-cell>
          <table:table-cell office:value-type="string">
            <text:p>10uF_t</text:p>
          </table:table-cell>
          <table:table-cell table:style-name="ce3" office:value-type="string">
            <text:p>https://www.digikey.ca/en/products/detail/yageo/cc1206kkx5r8bb106/2833631</text:p>
          </table:table-cell>
          <table:table-cell table:style-name="ce3"/>
          <table:table-cell table:style-name="ce6" office:value-type="currency" office:currency="USD" office:value="0.81">
            <text:p>$0.81</text:p>
          </table:table-cell>
          <table:table-cell table:formula="of:=[.D3]*[.H3]" office:value-type="currency" office:currency="USD" office:value="1.62">
            <text:p>$1.62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3, C6</text:p>
          </table:table-cell>
          <table:table-cell office:value-type="string">
            <text:p>C_1206_HandSoldering</text:p>
          </table:table-cell>
          <table:table-cell office:value-type="float" office:value="2">
            <text:p>2</text:p>
          </table:table-cell>
          <table:table-cell table:style-name="ce1" office:value-type="string">
            <text:p>10 nF</text:p>
          </table:table-cell>
          <table:table-cell table:style-name="ce3" office:value-type="string">
            <text:p>https://www.digikey.ca/en/products/detail/walsin-technology-corporation/1206B103J500CT/9355096</text:p>
          </table:table-cell>
          <table:table-cell table:style-name="ce3"/>
          <table:table-cell table:style-name="ce6" office:value-type="currency" office:currency="USD" office:value="0.27">
            <text:p>$0.27</text:p>
          </table:table-cell>
          <table:table-cell table:formula="of:=[.D4]*[.H4]" office:value-type="currency" office:currency="USD" office:value="0.54">
            <text:p>$0.54</text:p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1, D2</text:p>
          </table:table-cell>
          <table:table-cell office:value-type="string">
            <text:p>Diode_DO-41_SOD81_Horizontal_RM10</text:p>
          </table:table-cell>
          <table:table-cell office:value-type="float" office:value="2">
            <text:p>2</text:p>
          </table:table-cell>
          <table:table-cell table:style-name="ce1" office:value-type="string">
            <text:p>5.1V_zener</text:p>
          </table:table-cell>
          <table:table-cell office:value-type="string">
            <text:p>https://www.digikey.ca/short/q75wjm</text:p>
          </table:table-cell>
          <table:table-cell/>
          <table:table-cell office:value-type="currency" office:currency="USD" office:value="0.42">
            <text:p>$0.42</text:p>
          </table:table-cell>
          <table:table-cell table:formula="of:=[.D5]*[.H5]" office:value-type="currency" office:currency="USD" office:value="0.84">
            <text:p>$0.84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3</text:p>
          </table:table-cell>
          <table:table-cell office:value-type="string">
            <text:p>Diode_DO-201AD_Horizontal_RM15</text:p>
          </table:table-cell>
          <table:table-cell office:value-type="float" office:value="1">
            <text:p>1</text:p>
          </table:table-cell>
          <table:table-cell table:style-name="ce1" office:value-type="string">
            <text:p>General_Purpose_Diode</text:p>
          </table:table-cell>
          <table:table-cell table:style-name="ce3" office:value-type="string">
            <text:p>https://www.digikey.ca/en/products/detail/onsemi/1N914B/978757</text:p>
          </table:table-cell>
          <table:table-cell table:style-name="ce3"/>
          <table:table-cell table:style-name="ce6" office:value-type="currency" office:currency="USD" office:value="0.14">
            <text:p>$0.14</text:p>
          </table:table-cell>
          <table:table-cell table:formula="of:=[.D6]*[.H6]" office:value-type="currency" office:currency="USD" office:value="0.14">
            <text:p>$0.14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1</text:p>
          </table:table-cell>
          <table:table-cell office:value-type="string">
            <text:p>Fuse_Holder</text:p>
          </table:table-cell>
          <table:table-cell office:value-type="float" office:value="2">
            <text:p>2</text:p>
          </table:table-cell>
          <table:table-cell table:style-name="ce1" office:value-type="string">
            <text:p>10A</text:p>
          </table:table-cell>
          <table:table-cell table:style-name="ce3" office:value-type="string">
            <text:p>https://www.mouser.ca/ProductDetail/Keystone-Electronics/3522?qs=sGAEpiMZZMstAI7dbwF%252BdHSNtTT7R4bi2uoLZODXXBE%3D</text:p>
          </table:table-cell>
          <table:table-cell table:style-name="ce3"/>
          <table:table-cell office:value-type="currency" office:currency="USD" office:value="0.31">
            <text:p>$0.31</text:p>
          </table:table-cell>
          <table:table-cell table:formula="of:=[.D7]*[.H7]" office:value-type="currency" office:currency="USD" office:value="0.62">
            <text:p>$0.62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FB1, FB2, FB3, FB4</text:p>
          </table:table-cell>
          <table:table-cell office:value-type="string">
            <text:p>R_1206_HandSoldering</text:p>
          </table:table-cell>
          <table:table-cell office:value-type="float" office:value="4">
            <text:p>4</text:p>
          </table:table-cell>
          <table:table-cell table:style-name="ce1" office:value-type="string">
            <text:p>Ferrite_Bead_Small</text:p>
          </table:table-cell>
          <table:table-cell table:style-name="ce3" office:value-type="string">
            <text:p>https://www.digikey.ca/en/products/detail/w%C3%BCrth-elektronik/74279215/1639033</text:p>
          </table:table-cell>
          <table:table-cell table:style-name="ce3"/>
          <table:table-cell table:style-name="ce6" office:value-type="currency" office:currency="USD" office:value="0.4">
            <text:p>$0.40</text:p>
          </table:table-cell>
          <table:table-cell table:formula="of:=[.D8]*[.H8]" office:value-type="currency" office:currency="USD" office:value="1.6">
            <text:p>$1.60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J1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table:style-name="ce1" office:value-type="string">
            <text:p>Conn_01x10_Female</text:p>
          </table:table-cell>
          <table:table-cell table:style-name="ce4" office:value-type="string">
            <text:p>https://www.digikey.ca/en/products/detail/sullins-connector-solutions/PPPC101LGBN-RC/775943?s=N4IgTCBcDaIMoFYAsAOBBaAcgERAXQF8g</text:p>
          </table:table-cell>
          <table:table-cell table:style-name="ce4"/>
          <table:table-cell table:style-name="ce8" office:value-type="currency" office:currency="USD" office:value="1.14">
            <text:p>$1.14</text:p>
          </table:table-cell>
          <table:table-cell table:formula="of:=[.D9]*[.H9]" office:value-type="currency" office:currency="USD" office:value="1.14">
            <text:p>$1.14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J2, J3, J4, J5, J7, J8</text:p>
          </table:table-cell>
          <table:table-cell office:value-type="string">
            <text:p>TerminalBlock_Pheonix_MKDS1.5-2pol</text:p>
          </table:table-cell>
          <table:table-cell office:value-type="float" office:value="6">
            <text:p>6</text:p>
          </table:table-cell>
          <table:table-cell table:style-name="ce2" office:value-type="string">
            <text:p>Screw_Terminal_01x02</text:p>
          </table:table-cell>
          <table:table-cell table:style-name="ce3" office:value-type="string">
            <text:p>https://www.digikey.ca/en/products/detail/phoenix-contact/1935161/568614</text:p>
          </table:table-cell>
          <table:table-cell table:style-name="ce3"/>
          <table:table-cell table:style-name="ce6" office:value-type="currency" office:currency="USD" office:value="0.81">
            <text:p>$0.81</text:p>
          </table:table-cell>
          <table:table-cell table:formula="of:=[.D10]*[.H10]" office:value-type="currency" office:currency="USD" office:value="4.86">
            <text:p>$4.86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K1</text:p>
          </table:table-cell>
          <table:table-cell office:value-type="string">
            <text:p>Relay_SPDT_Omron-G5Q-1</text:p>
          </table:table-cell>
          <table:table-cell office:value-type="float" office:value="1">
            <text:p>1</text:p>
          </table:table-cell>
          <table:table-cell table:style-name="ce1" office:value-type="string">
            <text:p>G5Q-1</text:p>
          </table:table-cell>
          <table:table-cell table:style-name="ce3" office:value-type="string">
            <text:p>https://www.digikey.ca/en/products/detail/omron-electronics-inc-emc-div/G5Q-14-DC12/355243</text:p>
          </table:table-cell>
          <table:table-cell table:style-name="ce3"/>
          <table:table-cell table:style-name="ce6" office:value-type="currency" office:currency="USD" office:value="2.3">
            <text:p>$2.30</text:p>
          </table:table-cell>
          <table:table-cell table:formula="of:=[.D11]*[.H11]" office:value-type="currency" office:currency="USD" office:value="2.3">
            <text:p>$2.30</text:p>
          </table:table-cell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1, R3, R4, R6</text:p>
          </table:table-cell>
          <table:table-cell office:value-type="string">
            <text:p>R_1206_HandSoldering</text:p>
          </table:table-cell>
          <table:table-cell office:value-type="float" office:value="4">
            <text:p>4</text:p>
          </table:table-cell>
          <table:table-cell table:style-name="ce1" office:value-type="string">
            <text:p>10k</text:p>
          </table:table-cell>
          <table:table-cell table:style-name="ce2" office:value-type="string">
            <text:p>https://www.digikey.ca/en/products/detail/stackpole-electronics-inc/RNCP1206FTD10K0/2240370</text:p>
          </table:table-cell>
          <table:table-cell table:style-name="ce2"/>
          <table:table-cell office:value-type="currency" office:currency="USD" office:value="0.15">
            <text:p>$0.15</text:p>
          </table:table-cell>
          <table:table-cell table:formula="of:=[.D12]*[.H12]" office:value-type="currency" office:currency="USD" office:value="0.6">
            <text:p>$0.60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V1, RV2</text:p>
          </table:table-cell>
          <table:table-cell office:value-type="string">
            <text:p>Potentiometer_Bourns_3296W_3-8Zoll_Inline_ScrewUp</text:p>
          </table:table-cell>
          <table:table-cell office:value-type="float" office:value="2">
            <text:p>2</text:p>
          </table:table-cell>
          <table:table-cell table:style-name="ce1" office:value-type="string">
            <text:p>10k_t</text:p>
          </table:table-cell>
          <table:table-cell table:style-name="ce5" office:value-type="string">
            <text:p>https://www.digikey.ca/en/products/detail/bourns-inc/3296X-1-103LF/1088065</text:p>
          </table:table-cell>
          <table:table-cell table:style-name="ce5"/>
          <table:table-cell office:value-type="currency" office:currency="USD" office:value="3.73">
            <text:p>$3.73</text:p>
          </table:table-cell>
          <table:table-cell table:formula="of:=[.D13]*[.H13]" office:value-type="currency" office:currency="USD" office:value="7.46">
            <text:p>$7.46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U1, U2</text:p>
          </table:table-cell>
          <table:table-cell office:value-type="string">
            <text:p>SOT-23-5</text:p>
          </table:table-cell>
          <table:table-cell office:value-type="float" office:value="2">
            <text:p>2</text:p>
          </table:table-cell>
          <table:table-cell table:style-name="ce1" office:value-type="string">
            <text:p>MCP6001U</text:p>
          </table:table-cell>
          <table:table-cell table:style-name="ce3" office:value-type="string">
            <text:p>https://www.digikey.ca/en/products/detail/microchip-technology/MCP6001UT-I-OT/562450</text:p>
          </table:table-cell>
          <table:table-cell table:style-name="ce3"/>
          <table:table-cell office:value-type="currency" office:currency="USD" office:value="0.46">
            <text:p>$0.46</text:p>
          </table:table-cell>
          <table:table-cell table:formula="of:=[.D14]*[.H14]" office:value-type="currency" office:currency="USD" office:value="0.92">
            <text:p>$0.92</text:p>
          </table:table-cell>
          <table:table-cell table:style-name="ce7"/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U3, U4</text:p>
          </table:table-cell>
          <table:table-cell office:value-type="string">
            <text:p>SOIC127P600X175-8N</text:p>
          </table:table-cell>
          <table:table-cell office:value-type="float" office:value="2">
            <text:p>2</text:p>
          </table:table-cell>
          <table:table-cell table:style-name="ce1" office:value-type="string">
            <text:p>MAX6675ISA+</text:p>
          </table:table-cell>
          <table:table-cell table:style-name="ce3" office:value-type="string">
            <text:p>https://www.digikey.ca/en/products/detail/maxim-integrated/MAX6675ISA/1513517</text:p>
          </table:table-cell>
          <table:table-cell table:style-name="ce3"/>
          <table:table-cell table:style-name="ce6" office:value-type="currency" office:currency="USD" office:value="15.85">
            <text:p>$15.85</text:p>
          </table:table-cell>
          <table:table-cell table:formula="of:=[.D15]*[.H15]" office:value-type="currency" office:currency="USD" office:value="31.7">
            <text:p>$31.70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U5</text:p>
          </table:table-cell>
          <table:table-cell office:value-type="string">
            <text:p>SOP-4_4.4x2.6mm_P1.27mm</text:p>
          </table:table-cell>
          <table:table-cell office:value-type="float" office:value="1">
            <text:p>1</text:p>
          </table:table-cell>
          <table:table-cell office:value-type="string">
            <text:p>TCMT1100</text:p>
          </table:table-cell>
          <table:table-cell table:style-name="ce3" office:value-type="string">
            <text:p>https://www.digikey.ca/en/products/detail/vishay-semiconductor-opto-division/TCMT1100/1738630</text:p>
          </table:table-cell>
          <table:table-cell table:style-name="ce3"/>
          <table:table-cell table:style-name="ce6" office:value-type="currency" office:currency="USD" office:value="0.95">
            <text:p>$0.95</text:p>
          </table:table-cell>
          <table:table-cell table:formula="of:=[.D16]*[.H16]" office:value-type="currency" office:currency="USD" office:value="0.95">
            <text:p>$0.95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FUSE AUTOMOTIVE 10A 32VDC BLADE</text:p>
          </table:table-cell>
          <table:table-cell office:value-type="float" office:value="1">
            <text:p>1</text:p>
          </table:table-cell>
          <table:table-cell office:value-type="string">
            <text:p>BK/ATC-10</text:p>
          </table:table-cell>
          <table:table-cell table:style-name="ce3" office:value-type="string">
            <text:p>https://www.digikey.ca/en/products/detail/littelfuse-inc/0ATO010-V/2519108</text:p>
          </table:table-cell>
          <table:table-cell table:style-name="ce3"/>
          <table:table-cell office:value-type="currency" office:currency="USD" office:value="1.64">
            <text:p>$1.64</text:p>
          </table:table-cell>
          <table:table-cell table:formula="of:=[.D17]*[.H17]" office:value-type="currency" office:currency="USD" office:value="1.64">
            <text:p>$1.64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3" table:number-columns-repeated="2"/>
          <table:table-cell office:value-type="string">
            <text:p>Total</text:p>
          </table:table-cell>
          <table:table-cell table:style-name="ce9" table:formula="of:=SUM([.I2:.I17])" office:value-type="currency" office:currency="USD" office:value="68.26">
            <text:p>$68.26</text:p>
          </table:table-cell>
          <table:table-cell table:number-columns-repeated="1015"/>
        </table:table-row>
        <table:table-row table:style-name="ro2" table:number-rows-repeated="4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5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45P0"/>
    </number:currency-style>
    <number:number-style style:name="N146">
      <number:text>$</number:text>
      <number:number number:decimal-places="2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38P0" style:volatile="true" number:language="en" number:country="US">
      <number:number number:decimal-places="0" number:min-integer-digits="1" number:grouping="true"/>
      <number:text> </number:text>
    </number:number-style>
    <number:number-style style:name="N813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8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9P0"/>
    </number:number-style>
    <number:number-style style:name="N8140P0" style:volatile="true" number:language="en" number:country="US">
      <number:number number:decimal-places="2" number:min-integer-digits="1" number:grouping="true"/>
      <number:text> </number:text>
    </number:number-style>
    <number:number-style style:name="N8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40P0"/>
    </number:number-style>
    <number:number-style style:name="N8141P0" style:volatile="true" number:language="en" number:country="US">
      <number:number number:decimal-places="2" number:min-integer-digits="1" number:grouping="true"/>
      <number:text> </number:text>
    </number:number-style>
    <number:number-style style:name="N814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41P0"/>
    </number:number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2P0"/>
    </number:currency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3P0"/>
    </number:currency-style>
    <number:currency-style style:name="N8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4P0"/>
    </number:currency-style>
    <number:currency-style style:name="N8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5P0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9">06/09/2023</text:date>, <text:time>14:5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Slice" style:display-name="PageStyle_BREAD_Sl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1" style:display-name="PageStyle_BREAD_Slic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2" style:display-name="PageStyle_BREAD_Slic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3" style:display-name="PageStyle_BREAD_Slic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5H39M29S</meta:editing-duration>
    <meta:editing-cycles>16</meta:editing-cycles>
    <meta:generator>OpenOffice/4.1.11$Win32 OpenOffice.org_project/4111m1$Build-9808</meta:generator>
    <dc:date>2023-06-09T14:52:01.52</dc:date>
    <dc:creator>Finn Hafting</dc:creator>
    <meta:document-statistic meta:table-count="3" meta:cell-count="138" meta:object-count="0"/>
    <meta:user-defined meta:name="Info 1"/>
    <meta:user-defined meta:name="Info 2"/>
    <meta:user-defined meta:name="Info 3"/>
    <meta:user-defined meta:name="Info 4"/>
  </office:meta>
</office:document-meta>
</file>